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ephen Kolibaba</text:p>
      <text:p text:style-name="Standard"/>
      <text:p text:style-name="Standard">memeworks.studio@gmail.com</text:p>
      <text:p text:style-name="Standard"/>
      <text:p text:style-name="Standard">Greetings, &lt;subject name here&gt;</text:p>
      <text:p text:style-name="Standard"/>
      <text:p text:style-name="Standard">My name is Stephen, and I'm an Android developer. I would like to ever so humbly request a review of SpinBlocks, my new casual/puzzle game. It's sort of a Tetris/Bejewelled/Peggle mashup; I'm not claiming that any of the ideas are original on their own, but I think it makes a pretty fun combo. </text:p>
      <text:p text:style-name="Standard"/>
      <text:p text:style-name="Standard">I have included a link to the full version for your perusal, since reviewing demos just isn't as fun, and you deserve it for free:</text:p>
      <text:p text:style-name="Standard"/>
      <text:p text:style-name="Standard"><text:a xlink:type="simple" xlink:href="http://www.mediafire.com/file/mmnqnzmgnjm/SpinBlocks.apk">http://www.mediafire.com/file/mmnqnzmgnjm/SpinBlocks.apk</text:a></text:p>
      <text:p text:style-name="Standard"/>
      <text:p text:style-name="Standard">I understand that you are busy and I'm a one-man-band coming to you with yet another app, but if you could spare a few minutes and a few words, I'd be very grateful.</text:p>
      <text:p text:style-name="Standard"/>
      <text:p text:style-name="Standard">If you do review it and for some reason absolutely hate it or find game breaking bugs, I'd really appreciate it if you e-mailed me to let me know so I have a chance to push a fix out.</text:p>
      <text:p text:style-name="Standard"/>
      <text:p text:style-name="Standard">Thank you for your time,</text:p>
      <text:p text:style-name="Standard">Stephen Kolibaba</text:p>
      <text:p text:style-name="Standard">Memeworks Stud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4T19:17:51.51</meta:creation-date>
    <meta:document-statistic meta:table-count="0" meta:image-count="0" meta:object-count="0" meta:page-count="1" meta:paragraph-count="11" meta:word-count="167" meta:character-count="958"/>
    <dc:date>2010-06-24T19:33:27.34</dc:date>
    <meta:editing-duration>PT00H00M25S</meta:editing-duration>
    <meta:editing-cycles>1</meta:editing-cycles>
    <meta:generator>OpenOffice.org/3.1$Win32 OpenOffice.org_project/310m11$Build-9399</meta:generator>
  </office:meta>
</office:document-meta>
</file>